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37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3.489cm"/>
    </style:style>
    <style:style style:name="co5" style:family="table-column">
      <style:table-column-properties fo:break-before="auto" style:column-width="3.07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 style:data-style-name="N60"/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emporal_iteration</text:p>
          </table:table-cell>
          <table:table-cell office:value-type="string" calcext:value-type="string">
            <text:p>number_of_vertices</text:p>
          </table:table-cell>
          <table:table-cell office:value-type="string" calcext:value-type="string">
            <text:p>rho_max</text:p>
          </table:table-cell>
          <table:table-cell office:value-type="string" calcext:value-type="string">
            <text:p>upsilon_min</text:p>
          </table:table-cell>
          <table:table-cell office:value-type="string" calcext:value-type="string">
            <text:p>%_rho_&gt;_rho_alpha</text:p>
          </table:table-cell>
          <table:table-cell office:value-type="string" calcext:value-type="string">
            <text:p>%_upsilon_&lt;_et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5788" calcext:value-type="float">
            <text:p>15788</text:p>
          </table:table-cell>
          <table:table-cell office:value-type="float" office:value="1.125086665" calcext:value-type="float">
            <text:p>1,125086665</text:p>
          </table:table-cell>
          <table:table-cell office:value-type="float" office:value="0.5772328973" calcext:value-type="float">
            <text:p>0,5772328973</text:p>
          </table:table-cell>
          <table:table-cell office:value-type="float" office:value="0.0008840285591" calcext:value-type="float">
            <text:p>0,0008840286</text:p>
          </table:table-cell>
          <table:table-cell office:value-type="float" office:value="0.0001637089881" calcext:value-type="float">
            <text:p>0,000163709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5828" calcext:value-type="float">
            <text:p>15828</text:p>
          </table:table-cell>
          <table:table-cell office:value-type="float" office:value="1.221068501" calcext:value-type="float">
            <text:p>1,221068501</text:p>
          </table:table-cell>
          <table:table-cell office:value-type="float" office:value="0.5915529132" calcext:value-type="float">
            <text:p>0,5915529132</text:p>
          </table:table-cell>
          <table:table-cell office:value-type="float" office:value="0.001600156771" calcext:value-type="float">
            <text:p>0,0016001568</text:p>
          </table:table-cell>
          <table:table-cell table:style-name="ce2" office:value-type="float" office:value="0.00003265625855" calcext:value-type="float">
            <text:p>3,27E-00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5934" calcext:value-type="float">
            <text:p>15934</text:p>
          </table:table-cell>
          <table:table-cell office:value-type="float" office:value="1.094092011" calcext:value-type="float">
            <text:p>1,094092011</text:p>
          </table:table-cell>
          <table:table-cell office:value-type="float" office:value="0.5972973704" calcext:value-type="float">
            <text:p>0,5972973704</text:p>
          </table:table-cell>
          <table:table-cell office:value-type="float" office:value="0.001167958952" calcext:value-type="float">
            <text:p>0,001167959</text:p>
          </table:table-cell>
          <table:table-cell table:style-name="ce2" office:value-type="float" office:value="0.00003244330583" calcext:value-type="float">
            <text:p>3,24E-005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6012" calcext:value-type="float">
            <text:p>16012</text:p>
          </table:table-cell>
          <table:table-cell office:value-type="float" office:value="1.05506289" calcext:value-type="float">
            <text:p>1,05506289</text:p>
          </table:table-cell>
          <table:table-cell office:value-type="float" office:value="0.5995418429" calcext:value-type="float">
            <text:p>0,5995418429</text:p>
          </table:table-cell>
          <table:table-cell office:value-type="float" office:value="0.0003552168491" calcext:value-type="float">
            <text:p>0,0003552168</text:p>
          </table:table-cell>
          <table:table-cell table:style-name="ce2" office:value-type="float" office:value="0.00003229243885" calcext:value-type="float">
            <text:p>3,23E-00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6043" calcext:value-type="float">
            <text:p>16043</text:p>
          </table:table-cell>
          <table:table-cell office:value-type="float" office:value="1.123769403" calcext:value-type="float">
            <text:p>1,123769403</text:p>
          </table:table-cell>
          <table:table-cell office:value-type="float" office:value="0.5952014327" calcext:value-type="float">
            <text:p>0,5952014327</text:p>
          </table:table-cell>
          <table:table-cell office:value-type="float" office:value="0.001095925691" calcext:value-type="float">
            <text:p>0,0010959257</text:p>
          </table:table-cell>
          <table:table-cell table:style-name="ce2" office:value-type="float" office:value="0.00003223311069" calcext:value-type="float">
            <text:p>3,22E-00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6245" calcext:value-type="float">
            <text:p>16245</text:p>
          </table:table-cell>
          <table:table-cell office:value-type="float" office:value="1.356898189" calcext:value-type="float">
            <text:p>1,356898189</text:p>
          </table:table-cell>
          <table:table-cell office:value-type="float" office:value="0.5920096636" calcext:value-type="float">
            <text:p>0,5920096636</text:p>
          </table:table-cell>
          <table:table-cell office:value-type="float" office:value="0.001815055381" calcext:value-type="float">
            <text:p>0,0018150554</text:p>
          </table:table-cell>
          <table:table-cell table:style-name="ce2" office:value-type="float" office:value="0.0000318430757" calcext:value-type="float">
            <text:p>3,18E-005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6452" calcext:value-type="float">
            <text:p>16452</text:p>
          </table:table-cell>
          <table:table-cell office:value-type="float" office:value="1.039133906" calcext:value-type="float">
            <text:p>1,039133906</text:p>
          </table:table-cell>
          <table:table-cell office:value-type="float" office:value="0.5968788266" calcext:value-type="float">
            <text:p>0,5968788266</text:p>
          </table:table-cell>
          <table:table-cell office:value-type="float" office:value="0.0001572327019" calcext:value-type="float">
            <text:p>0,0001572327</text:p>
          </table:table-cell>
          <table:table-cell table:style-name="ce2" office:value-type="float" office:value="0.00003144653965" calcext:value-type="float">
            <text:p>3,14E-005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6471" calcext:value-type="float">
            <text:p>16471</text:p>
          </table:table-cell>
          <table:table-cell office:value-type="float" office:value="1.129402995" calcext:value-type="float">
            <text:p>1,129402995</text:p>
          </table:table-cell>
          <table:table-cell office:value-type="float" office:value="0.5998250246" calcext:value-type="float">
            <text:p>0,5998250246</text:p>
          </table:table-cell>
          <table:table-cell office:value-type="float" office:value="0.0008481764235" calcext:value-type="float">
            <text:p>0,0008481764</text:p>
          </table:table-cell>
          <table:table-cell table:style-name="ce2" office:value-type="float" office:value="0.00003141393972" calcext:value-type="float">
            <text:p>3,14E-005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6661" calcext:value-type="float">
            <text:p>16661</text:p>
          </table:table-cell>
          <table:table-cell office:value-type="float" office:value="1.092484474" calcext:value-type="float">
            <text:p>1,092484474</text:p>
          </table:table-cell>
          <table:table-cell office:value-type="float" office:value="0.5981883407" calcext:value-type="float">
            <text:p>0,5981883407</text:p>
          </table:table-cell>
          <table:table-cell office:value-type="float" office:value="0.0009629721753" calcext:value-type="float">
            <text:p>0,0009629722</text:p>
          </table:table-cell>
          <table:table-cell table:style-name="ce2" office:value-type="float" office:value="0.00003106361692" calcext:value-type="float">
            <text:p>3,11E-005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6851" calcext:value-type="float">
            <text:p>16851</text:p>
          </table:table-cell>
          <table:table-cell office:value-type="float" office:value="1.192876816" calcext:value-type="float">
            <text:p>1,192876816</text:p>
          </table:table-cell>
          <table:table-cell office:value-type="float" office:value="0.5989605188" calcext:value-type="float">
            <text:p>0,5989605188</text:p>
          </table:table-cell>
          <table:table-cell office:value-type="float" office:value="0.001044675242" calcext:value-type="float">
            <text:p>0,0010446752</text:p>
          </table:table-cell>
          <table:table-cell table:style-name="ce2" office:value-type="float" office:value="0.00003072574327" calcext:value-type="float">
            <text:p>3,07E-005</text:p>
          </table:table-cell>
        </table:table-row>
        <table:table-row table:style-name="ro2">
          <table:table-cell table:number-columns-repeated="2"/>
          <table:table-cell table:style-name="ce1" table:formula="of:=AVERAGE([.C2:.C11])" office:value-type="float" office:value="1.142987585" calcext:value-type="float">
            <text:p>1,142987585</text:p>
          </table:table-cell>
          <table:table-cell table:formula="of:=AVERAGE([.D2:.D11])" office:value-type="float" office:value="0.59466888308" calcext:value-type="float">
            <text:p>0,5946688831</text:p>
          </table:table-cell>
          <table:table-cell table:formula="of:=AVERAGE([.E2:.E11])" office:value-type="float" office:value="0.00099313987459" calcext:value-type="float">
            <text:p>0,0009931399</text:p>
          </table:table-cell>
          <table:table-cell table:formula="of:=AVERAGE([.F2:.F11])" office:value-type="float" office:value="0.000044982701728" calcext:value-type="float">
            <text:p>4,4982701728E-005</text:p>
          </table:table-cell>
        </table:table-row>
        <table:table-row table:style-name="ro2" table:number-rows-repeated="1048563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27T17:21:02.515067100</meta:creation-date>
    <dc:date>2014-01-27T17:25:05.187420666</dc:date>
    <meta:editing-duration>P0D</meta:editing-duration>
    <meta:editing-cycles>1</meta:editing-cycles>
    <meta:document-statistic meta:table-count="1" meta:cell-count="70" meta:object-count="0"/>
    <meta:generator>LibreOffice/4.1.4.2$Linux_X86_64 LibreOffice_project/410m0$Build-2</meta:generator>
  </office:meta>
</office:document-meta>
</file>